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9.svm" manifest:media-type=""/>
  <manifest:file-entry manifest:full-path="Pictures/100014A40000668A00004DA332A6B8FF74DCFDD8.svg" manifest:media-type="image/svg+xml"/>
  <manifest:file-entry manifest:full-path="Pictures/TablePreview1.svm" manifest:media-type=""/>
  <manifest:file-entry manifest:full-path="Pictures/TablePreview8.svm" manifest:media-type=""/>
  <manifest:file-entry manifest:full-path="Pictures/10000DCE0000668A00004DA3D1F932E719F74838.svg" manifest:media-type="image/svg+xml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TeX Gyre Heros1" svg:font-family="'TeX Gyre Heros'"/>
    <style:font-face style:name="Noto Sans Mono" svg:font-family="'Noto Sans Mono'" style:font-family-generic="swiss" style:font-pitch="fixed"/>
    <style:font-face style:name="Arial" svg:font-family="Arial" style:font-pitch="variable"/>
    <style:font-face style:name="DejaVu Sans Mono1" svg:font-family="'DejaVu Sans Mono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TeX Gyre Heros" svg:font-family="'TeX Gyre Hero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73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0.656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1.74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1.1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4.827cm" fo:min-width="2.38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1.2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5.375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fo:min-height="4.447cm"/>
      <style:paragraph-properties style:writing-mode="lr-tb"/>
    </style:style>
    <style:style style:name="pr4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5" style:family="presentation" style:parent-style-name="simple_5f_blue-title">
      <style:graphic-properties draw:textarea-horizontal-align="left" fo:min-height="5.209cm"/>
      <style:paragraph-properties style:writing-mode="lr-tb"/>
    </style:style>
    <style:style style:name="pr6" style:family="presentation" style:parent-style-name="simple_5f_blue-title">
      <style:graphic-properties draw:textarea-horizontal-align="left" fo:min-height="3.777cm"/>
      <style:paragraph-properties style:writing-mode="lr-tb"/>
    </style:style>
    <style:style style:name="pr7" style:family="presentation" style:parent-style-name="simple_5f_blue-title">
      <style:graphic-properties draw:textarea-horizontal-align="left" fo:min-height="6.67cm"/>
      <style:paragraph-properties style:writing-mode="lr-tb"/>
    </style:style>
    <style:style style:name="co1" style:family="table-column">
      <style:table-column-properties style:column-width="3.14cm" style:use-optimal-column-width="false"/>
    </style:style>
    <style:style style:name="co2" style:family="table-column">
      <style:table-column-properties style:column-width="3.141cm" style:use-optimal-column-width="false"/>
    </style:style>
    <style:style style:name="co3" style:family="table-column">
      <style:table-column-properties style:column-width="2.822cm" style:use-optimal-column-width="false"/>
    </style:style>
    <style:style style:name="co4" style:family="table-column">
      <style:table-column-properties style:column-width="2.798cm" style:use-optimal-column-width="false"/>
    </style:style>
    <style:style style:name="co5" style:family="table-column">
      <style:table-column-properties style:column-width="4.1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cm"/>
    </style:style>
    <style:style style:name="ro4" style:family="table-row">
      <style:table-row-properties style:row-height="0.952cm"/>
    </style:style>
    <style:style style:name="ro5" style:family="table-row">
      <style:table-row-properties style:row-height="0.933cm"/>
    </style:style>
    <style:style style:name="ro6" style:family="table-row">
      <style:table-row-properties style:row-height="0.957cm"/>
    </style:style>
    <style:style style:name="ro7" style:family="table-row">
      <style:table-row-properties style:row-height="0.924cm"/>
    </style:style>
    <style:style style:name="ce1" style:family="table-cell">
      <style:text-properties fo:font-size="9pt" fo:font-weight="bold" style:font-size-asian="9pt" style:font-weight-asian="bold" style:font-size-complex="9pt" style:font-weight-complex="bold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fo:font-size="9pt" fo:font-weight="bold" style:font-size-asian="9pt" style:font-weight-asian="bold" style:font-size-complex="9pt" style:font-weight-complex="bold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fo:font-size="9pt" style:font-size-asian="9pt" style:font-size-complex="9pt"/>
    </style:style>
    <style:style style:name="ce4" style:family="table-cell">
      <style:paragraph-properties fo:border="0.03pt solid #ffffff"/>
      <style:text-properties fo:font-size="9pt" style:font-size-asian="9pt" style:font-size-complex="9pt"/>
    </style:style>
    <style:style style:name="ce5" style:family="table-cell">
      <style:paragraph-properties fo:border-left="none" fo:border-right="0.03pt solid #ffffff" fo:border-top="0.03pt solid #ffffff" fo:border-bottom="0.03pt solid #ffffff"/>
      <style:text-properties fo:font-size="9pt" style:font-size-asian="9pt" style:font-size-complex="9pt"/>
    </style:style>
    <style:style style:name="ce6" style:family="table-cell">
      <style:text-properties fo:font-size="9pt" style:font-size-asian="9pt" style:font-size-complex="9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9pt" style:font-size-asian="9pt" style:font-size-complex="9pt"/>
    </style:style>
    <style:style style:name="ce8" style:family="table-cell">
      <style:text-properties fo:color="#7f7f7f" fo:font-size="9pt" fo:font-weight="bold" style:font-size-asian="9pt" style:font-weight-asian="bold" style:font-size-complex="9pt" style:font-weight-complex="bold"/>
    </style:style>
    <style:style style:name="ce9" style:family="table-cell">
      <style:paragraph-properties fo:border-left="0.03pt solid #ffffff" fo:border-right="none" fo:border-top="0.03pt solid #ffffff" fo:border-bottom="0.03pt solid #ffffff"/>
      <style:text-properties fo:color="#7f7f7f" fo:font-size="9pt" style:font-size-asian="9pt" style:font-size-complex="9pt"/>
    </style:style>
    <style:style style:name="P1" style:family="paragraph">
      <style:paragraph-properties fo:text-align="end"/>
      <style:text-properties fo:language="en" fo:country="US"/>
    </style:style>
    <style:style style:name="P2" style:family="paragraph">
      <style:paragraph-properties fo:text-align="end" style:writing-mode="lr-tb"/>
      <style:text-properties style:font-name="TeX Gyre Heros" fo:font-size="20pt" fo:language="en" fo:country="US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3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4" style:family="paragraph">
      <style:text-properties fo:language="en" fo:country="US"/>
    </style:style>
    <style:style style:name="P5" style:family="paragraph">
      <style:paragraph-properties style:writing-mode="lr-tb"/>
      <style:text-properties style:use-window-font-color="true" style:font-name="TeX Gyre Heros" fo:language="en" fo:country="US" style:language-asian="zxx" style:country-asian="none" style:language-complex="zxx" style:country-complex="none"/>
    </style:style>
    <style:style style:name="P6" style:family="paragraph">
      <style:paragraph-properties fo:text-align="start"/>
      <style:text-properties fo:language="en" fo:country="US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Liberation Sans1" fo:language="en" fo:country="US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style:writing-mode="lr-tb"/>
      <style:text-properties style:font-name="TeX Gyre Heros" fo:language="en" fo:country="US" style:language-asian="zxx" style:country-asian="none" style:language-complex="zxx" style:country-complex="none"/>
    </style:style>
    <style:style style:name="P9" style:family="paragraph">
      <style:text-properties fo:language="en" fo:country="US" fo:font-weight="bold" style:font-size-asian="9pt" style:font-weight-asian="bold" style:font-size-complex="9pt" style:font-weight-complex="bold"/>
    </style:style>
    <style:style style:name="P10" style:family="paragraph">
      <style:text-properties fo:font-size="9pt" fo:language="en" fo:country="US" fo:font-weight="bold" style:font-size-asian="9pt" style:font-weight-asian="bold" style:font-size-complex="9pt" style:font-weight-complex="bold"/>
    </style:style>
    <style:style style:name="P11" style:family="paragraph">
      <style:text-properties fo:font-size="9pt" fo:language="en" fo:country="US" style:font-size-asian="9pt" style:font-size-complex="9pt"/>
    </style:style>
    <style:style style:name="P12" style:family="paragraph">
      <style:text-properties fo:language="en" fo:country="US" style:font-size-asian="9pt" style:font-size-complex="9pt"/>
    </style:style>
    <style:style style:name="P13" style:family="paragraph">
      <style:paragraph-properties fo:text-align="center" style:writing-mode="lr-tb"/>
      <style:text-properties fo:font-size="9pt" fo:language="en" fo:country="US" style:font-size-asian="9pt" style:language-asian="zxx" style:country-asian="none" style:font-size-complex="9pt" style:language-complex="zxx" style:country-complex="none"/>
    </style:style>
    <style:style style:name="P14" style:family="paragraph"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5" style:family="paragraph">
      <style:paragraph-properties fo:text-align="center"/>
      <style:text-properties fo:font-size="9pt" fo:language="en" fo:country="US" style:font-size-asian="9pt" style:language-asian="zxx" style:country-asian="none" style:font-size-complex="9pt" style:language-complex="zxx" style:country-complex="none"/>
    </style:style>
    <style:style style:name="P16" style:family="paragraph">
      <style:text-properties fo:color="#7f7f7f" fo:font-size="9pt" fo:language="en" fo:country="US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9pt" fo:language="en" fo:country="US" style:font-size-asian="9pt" style:language-asian="zxx" style:country-asian="none" style:font-size-complex="9pt" style:language-complex="zxx" style:country-complex="none"/>
    </style:style>
    <style:style style:name="P18" style:family="paragraph">
      <style:paragraph-properties fo:text-align="center" style:text-autospace="none" style:writing-mode="lr-tb"/>
      <style:text-properties fo:color="#a8afbe" style:font-name="Arial2" fo:font-size="9pt" fo:language="en" fo:country="US" style:font-name-asian="DejaVu Sans Mono" style:font-size-asian="9pt" style:language-asian="zxx" style:country-asian="none" style:font-name-complex="DejaVu Sans Mono" style:font-size-complex="9pt" style:language-complex="zxx" style:country-complex="none"/>
    </style:style>
    <style:style style:name="P19" style:family="paragraph">
      <style:paragraph-properties fo:text-align="center" style:writing-mode="lr-tb"/>
      <style:text-properties fo:language="en" fo:country="US" style:language-asian="zxx" style:country-asian="none" style:language-complex="zxx" style:country-complex="none"/>
    </style:style>
    <style:style style:name="P20" style:family="paragraph">
      <loext:graphic-properties draw:fill-color="#ffffff"/>
      <style:paragraph-properties style:writing-mode="lr-tb"/>
      <style:text-properties fo:font-size="20pt" fo:language="en" fo:country="US" style:language-asian="zxx" style:country-asian="none" style:language-complex="zxx" style:country-complex="none"/>
    </style:style>
    <style:style style:name="P21" style:family="paragraph">
      <style:paragraph-properties style:text-autospace="none"/>
    </style:style>
    <style:style style:name="P22" style:family="paragraph">
      <loext:graphic-properties draw:fill="none" draw:fill-color="#ffffff"/>
      <style:paragraph-properties style:writing-mode="lr-tb"/>
      <style:text-properties style:font-name="TeX Gyre Heros" fo:font-size="17pt" fo:language="en" fo:country="US" fo:font-weight="normal" style:font-size-asian="17pt" style:language-asian="zxx" style:country-asian="none" style:font-weight-asian="normal" style:font-size-complex="17pt" style:language-complex="zxx" style:country-complex="none" style:font-weight-complex="normal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 Gyre Heros" fo:font-size="17pt" fo:language="en" fo:country="US" fo:font-weight="normal" style:font-size-asian="17pt" style:language-asian="zxx" style:country-asian="none" style:font-weight-asian="normal" style:font-size-complex="17pt" style:language-complex="zxx" style:country-complex="none" style:font-weight-complex="normal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7pt" fo:language="en" fo:country="US" style:font-size-asian="17pt" style:font-size-complex="17pt"/>
    </style:style>
    <style:style style:name="P26" style:family="paragraph">
      <style:paragraph-properties fo:margin-left="0cm" fo:margin-right="0cm" fo:margin-top="0cm" fo:margin-bottom="0cm" fo:line-height="100%" fo:text-indent="0cm"/>
      <style:text-properties style:font-name="TeX Gyre Heros1" fo:language="en" fo:country="US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 Gyre Heros1" fo:font-size="17pt" fo:language="en" fo:country="US" fo:font-weight="normal" style:font-size-asian="17pt" style:language-asian="zxx" style:country-asian="none" style:font-weight-asian="normal" style:font-size-complex="17pt" style:language-complex="zxx" style:country-complex="none" style:font-weight-complex="normal"/>
    </style:style>
    <style:style style:name="T1" style:family="text">
      <style:text-properties style:font-name="TeX Gyre Heros"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font-name="TeX Gyre Heros" fo:font-size="30pt" fo:font-weight="normal" style:font-size-asian="30pt" style:font-weight-asian="normal" style:font-size-complex="30pt" style:font-weight-complex="normal"/>
    </style:style>
    <style:style style:name="T3" style:family="text">
      <style:text-properties style:font-name="TeX Gyre Heros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TeX Gyre Heros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use-window-font-color="true" style:font-name="TeX Gyre Heros"/>
    </style:style>
    <style:style style:name="T6" style:family="text">
      <style:text-properties style:font-name="TeX Gyre Heros"/>
    </style:style>
    <style:style style:name="T7" style:family="text">
      <style:text-properties style:text-position="super 58%" style:font-name="TeX Gyre Heros" fo:font-size="12pt" style:font-size-asian="12pt" style:font-size-complex="12pt"/>
    </style:style>
    <style:style style:name="T8" style:family="text">
      <style:text-properties style:font-name="TeX Gyre Heros" fo:font-size="12pt" fo:language="en" fo:country="US" style:font-size-asian="12pt" style:font-size-complex="12pt"/>
    </style:style>
    <style:style style:name="T9" style:family="text">
      <style:text-properties fo:font-size="9pt" fo:language="de" fo:country="D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" style:family="text">
      <style:text-properties fo:font-size="9pt" fo:language="de" fo:country="DE" style:font-size-asian="9pt" style:language-asian="zxx" style:country-asian="none" style:font-size-complex="9pt" style:language-complex="zxx" style:country-complex="none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7f7f7f" fo:font-size="9pt" fo:language="de" fo:country="D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3" style:family="text">
      <style:text-properties fo:color="#7f7f7f" fo:font-size="9pt" fo:language="de" fo:country="DE" style:font-size-asian="9pt" style:language-asian="zxx" style:country-asian="none" style:font-size-complex="9pt" style:language-complex="zxx" style:country-complex="none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000000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TeX Gyre Heros" fo:font-size="17pt" fo:font-weight="normal" style:font-size-asian="17pt" style:font-weight-asian="normal" style:font-size-complex="17pt" style:font-weight-complex="normal"/>
    </style:style>
    <style:style style:name="T17" style:family="text">
      <style:text-properties fo:color="#000080" style:text-outline="false" style:text-line-through-style="none" style:text-line-through-type="none" style:font-name="DejaVu Sans Mono" fo:font-size="9pt" fo:language="en" fo:country="US" fo:text-shadow="none" style:text-underline-style="none" fo:font-weight="bold" style:letter-kerning="true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DejaVu Sans Mono" fo:font-size="9pt" fo:language="en" fo:country="US" fo:text-shadow="none" style:text-underline-style="none" fo:font-weight="normal" style:letter-kerning="true" style:font-name-asian="DejaVu Sans Mono" style:font-size-asian="9pt" style:font-weight-asian="normal" style:font-name-complex="DejaVu Sans Mono" style:font-size-complex="9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8080" style:text-outline="false" style:text-line-through-style="none" style:text-line-through-type="none" style:font-name="DejaVu Sans Mono" fo:font-size="9pt" fo:language="en" fo:country="US" fo:font-style="italic" fo:text-shadow="none" style:text-underline-style="none" fo:font-weight="normal" style:letter-kerning="true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8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DejaVu Sans Mono" fo:font-size="9pt" fo:language="en" fo:country="US" fo:font-style="italic" fo:text-shadow="none" style:text-underline-style="none" fo:font-weight="normal" style:letter-kerning="true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TeX Gyre Heros" fo:font-size="17pt" fo:font-weight="bold" style:font-size-asian="17pt" style:font-weight-asian="bold" style:font-size-complex="17pt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TeX Gyre Heros" fo:font-size="17pt" fo:font-style="normal" fo:text-shadow="none" style:text-underline-style="none" fo:font-weight="normal" style:letter-kerning="true" style:font-name-asian="Lucida Sans Unicode" style:font-size-asian="17pt" style:font-style-asian="normal" style:font-weight-asian="normal" style:font-name-complex="Mang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TeX Gyre Heros" fo:font-size="17pt" fo:font-style="normal" fo:text-shadow="none" style:text-underline-style="none" fo:font-weight="bold" style:letter-kerning="true" style:font-name-asian="Lucida Sans Unicode" style:font-size-asian="17pt" style:font-style-asian="normal" style:font-weight-asian="bold" style:font-name-complex="Mangal" style:font-size-complex="17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Noto Sans Mono" fo:font-size="17pt" fo:font-weight="normal" style:font-size-asian="17pt" style:font-weight-asian="normal" style:font-size-complex="17pt" style:font-weight-complex="normal"/>
    </style:style>
    <style:style style:name="T29" style:family="text">
      <style:text-properties style:font-name="TeX Gyre Heros" fo:font-size="17pt" fo:text-shadow="none" fo:font-weight="bold" style:font-size-asian="17pt" style:font-weight-asian="bold" style:font-size-complex="17pt" style:font-weight-complex="bold"/>
    </style:style>
    <style:style style:name="T30" style:family="text">
      <style:text-properties style:font-name="Noto Sans Mono" fo:font-size="17pt" fo:text-shadow="none" fo:font-weight="bold" style:font-size-asian="17pt" style:font-weight-asian="bold" style:font-size-complex="17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1" fo:font-size="17pt" fo:language="en" fo:country="US" fo:font-style="normal" fo:text-shadow="none" style:text-underline-style="none" fo:font-weight="bold" style:letter-kerning="true" style:font-name-asian="Lucida Sans Unicode" style:font-size-asian="17pt" style:font-style-asian="normal" style:font-weight-asian="bold" style:font-name-complex="Mangal" style:font-size-complex="17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1" fo:font-size="17pt" fo:language="en" fo:country="US" fo:font-style="normal" fo:text-shadow="none" style:text-underline-style="none" fo:font-weight="normal" style:letter-kerning="true" style:font-name-asian="Lucida Sans Unicode" style:font-size-asian="17pt" style:font-style-asian="normal" style:font-weight-asian="normal" style:font-name-complex="Mang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TeX Gyre Heros" fo:font-size="17pt" fo:language="en" fo:country="US" fo:font-weight="normal" style:font-size-asian="17pt" style:font-weight-asian="normal" style:font-size-complex="17pt" style:font-weight-complex="normal"/>
    </style:style>
    <style:style style:name="T34" style:family="text">
      <style:text-properties style:font-name="TeX Gyre Heros" fo:font-size="17pt" fo:language="en" fo:country="US" fo:font-weight="bold" style:font-size-asian="17pt" style:font-weight-asian="bold" style:font-size-complex="17pt" style:font-weight-complex="bold"/>
    </style:style>
    <style:style style:name="T35" style:family="text">
      <style:text-properties style:font-name="Noto Sans Mono" fo:font-size="17pt" fo:language="en" fo:country="US" fo:font-weight="normal" style:font-size-asian="17pt" style:font-weight-asian="normal" style:font-size-complex="17pt" style:font-weight-complex="normal"/>
    </style:style>
    <style:style style:name="T36" style:family="text">
      <style:text-properties style:font-name="TeX Gyre Heros1" fo:font-size="17pt" fo:language="en" fo:country="US" fo:font-weight="normal" style:font-size-asian="17pt" style:font-weight-asian="normal" style:font-size-complex="17pt" style:font-weight-complex="normal"/>
    </style:style>
    <style:style style:name="T37" style:family="text">
      <style:text-properties style:font-name="TeX Gyre Heros1" fo:font-size="17pt" fo:language="en" fo:country="US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_5f_blue" presentation:presentation-page-layout-name="AL1T19">
        <draw:frame presentation:style-name="pr1" draw:text-style-name="P2" draw:layer="layout" svg:width="20.3cm" svg:height="5.375cm" svg:x="4.5cm" svg:y="9.266cm" presentation:class="title" presentation:user-transformed="true">
          <draw:text-box>
            <text:p text:style-name="P1"><text:span text:style-name="T1">Distributed Data Management</text:span><text:span text:style-name="T1"><text:line-break/></text:span><text:span text:style-name="T1">Spark Programming Hands-On</text:span><text:span text:style-name="T1"><text:line-break/></text:span><text:span text:style-name="T2">IND Discovery Task</text:span><text:span text:style-name="T1"><text:line-break/></text:span><text:span text:style-name="T1"><text:line-break/></text:span><text:span text:style-name="T3">Group: </text:span><text:span text:style-name="T4">Robert'); DROP TABLE Students;-- (Joan </text:span><text:span text:style-name="T4">Bruguera &amp; Tom Brau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1T19">
        <draw:frame presentation:style-name="pr3" draw:text-style-name="P5" draw:layer="layout" svg:width="17.2cm" svg:height="4.447cm" svg:x="2.8cm" svg:y="-0.242cm" presentation:class="title" presentation:user-transformed="true">
          <draw:text-box>
            <text:p text:style-name="P4"><text:span text:style-name="T5">Problem statement</text:span></text:p>
          </draw:text-box>
        </draw:frame>
        <draw:frame draw:style-name="gr2" draw:text-style-name="P7" draw:layer="layout" svg:width="25.08cm" svg:height="1.263cm" svg:x="1.32cm" svg:y="19.272cm">
          <draw:text-box>
            <text:p text:style-name="P6"><text:span text:style-name="T1">DDM - Spark Programming Hands-On – IND Discovery Task</text:span></text:p>
          </draw:text-box>
        </draw:frame>
        <draw:frame draw:style-name="gr3" draw:text-style-name="P8" draw:layer="layout" svg:width="21.8cm" svg:height="13.4cm" svg:x="4cm" svg:y="4.2cm">
          <draw:text-box>
            <text:p text:style-name="P4"><text:span text:style-name="T6">Given a data set consisting of multiple relational tables, each having multiple columns, </text:span><text:span text:style-name="T6">we wish to find all distinct pairs of columns where all the values in the first column are </text:span><text:span text:style-name="T6">included in the second column.</text:span></text:p>
            <text:p text:style-name="P4"><text:span text:style-name="T6"/></text:p>
            <text:p text:style-name="P4"><text:span text:style-name="T6">This problem is called Inclusion Dependency Discovery (IND Discovery) and has </text:span><text:span text:style-name="T6">multiple applications, such as e.g. finding potential foreign key candidates in data dumps </text:span><text:span text:style-name="T6">where an schema is not availab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1T19">
        <draw:frame presentation:style-name="pr4" draw:text-style-name="P5" draw:layer="layout" svg:width="19.2cm" svg:height="3.506cm" svg:x="2.8cm" svg:y="0.228cm" presentation:class="title" presentation:user-transformed="true">
          <draw:text-box>
            <text:p text:style-name="P4"><text:span text:style-name="T5">Our solution</text:span></text:p>
          </draw:text-box>
        </draw:frame>
        <draw:frame draw:style-name="gr2" draw:text-style-name="P7" draw:layer="layout" svg:width="25.08cm" svg:height="1.263cm" svg:x="1.32cm" svg:y="19.272cm">
          <draw:text-box>
            <text:p text:style-name="P6"><text:span text:style-name="T1">DDM - Spark Programming Hands-On – IND Discovery Task</text:span></text:p>
          </draw:text-box>
        </draw:frame>
        <draw:frame draw:style-name="gr4" draw:text-style-name="P8" draw:layer="layout" svg:width="21.2cm" svg:height="14cm" svg:x="4.2cm" svg:y="4.2cm">
          <draw:text-box>
            <text:p text:style-name="P4"><text:span text:style-name="T6">We did a fairly straightforward implementation of the Sindy algorithm</text:span><text:span text:style-name="T7">[1]</text:span><text:span text:style-name="T6"> in Apache Spark. </text:span><text:span text:style-name="T6">The advantage of both the Sindy algorithm and its implementation in Spark is that the </text:span><text:span text:style-name="T6">computation can be easily distributed to multiple nodes and executed in parallel.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8">[1]: Kruse, S., Papenbrock, T., &amp; Naumann, F. (2015). Scaling out the discovery of inclusion dependencies. Datenbanksysteme für </text:span><text:span text:style-name="T8">Business, Technologie und Web (BTW 2015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1T19">
        <draw:frame presentation:style-name="pr5" draw:text-style-name="P5" draw:layer="layout" svg:width="24.2cm" svg:height="5.209cm" svg:x="2.8cm" svg:y="-0.623cm" presentation:class="title" presentation:user-transformed="true">
          <draw:text-box>
            <text:p text:style-name="P4"><text:span text:style-name="T5">Spark Pipeline (1): Data input</text:span></text:p>
          </draw:text-box>
        </draw:frame>
        <draw:frame draw:style-name="standard" draw:layer="layout" svg:width="9.42cm" svg:height="2.822cm" svg:x="0.997cm" svg:y="5.7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4">movies.csv</text:p>
              </table:table-cell>
              <table:covered-table-cell table:style-name="ce2"/>
              <table:covered-table-cell/>
            </table:table-row>
            <table:table-row table:style-name="ro2" table:default-cell-style-name="ce1">
              <table:table-cell>
                <text:p text:style-name="P9"><text:span text:style-name="T9">M_ID</text:span></text:p>
              </table:table-cell>
              <table:table-cell table:style-name="ce2">
                <text:p text:style-name="P10"><text:span text:style-name="T9">M_NAME</text:span></text:p>
              </table:table-cell>
              <table:table-cell>
                <text:p text:style-name="P10"><text:span text:style-name="T9">M_DIRECTOR</text:span></text:p>
              </table:table-cell>
            </table:table-row>
            <table:table-row table:style-name="ro2">
              <table:table-cell table:style-name="ce3">
                <text:p text:style-name="P11"><text:span text:style-name="T10">4</text:span></text:p>
              </table:table-cell>
              <table:table-cell table:style-name="ce4">
                <text:p text:style-name="P11"><text:span text:style-name="T10">Inception</text:span></text:p>
              </table:table-cell>
              <table:table-cell table:style-name="ce5">
                <text:p text:style-name="P11"><text:span text:style-name="T10">Nolan</text:span></text:p>
              </table:table-cell>
            </table:table-row>
            <table:table-row table:style-name="ro2" table:default-cell-style-name="ce6">
              <table:table-cell>
                <text:p text:style-name="P12"><text:span text:style-name="T10">5</text:span></text:p>
              </table:table-cell>
              <table:table-cell table:style-name="ce7">
                <text:p text:style-name="P11"><text:span text:style-name="T10">GoldenEye</text:span></text:p>
              </table:table-cell>
              <table:table-cell>
                <text:p text:style-name="P11"><text:span text:style-name="T10">Campbel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42cm" svg:height="3.439cm" svg:x="1.001cm" svg:y="13.7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 table:number-columns-spanned="3">
                <text:p text:style-name="P4">ratings.csv</text:p>
              </table:table-cell>
              <table:covered-table-cell table:style-name="ce2"/>
              <table:covered-table-cell/>
            </table:table-row>
            <table:table-row table:style-name="ro3" table:default-cell-style-name="ce1">
              <table:table-cell>
                <text:p text:style-name="P9"><text:span text:style-name="T9">R_ID</text:span></text:p>
              </table:table-cell>
              <table:table-cell table:style-name="ce2">
                <text:p text:style-name="P10"><text:span text:style-name="T9">R_MOVIE</text:span></text:p>
              </table:table-cell>
              <table:table-cell>
                <text:p text:style-name="P10"><text:span text:style-name="T9">R_VALUE</text:span></text:p>
              </table:table-cell>
            </table:table-row>
            <table:table-row table:style-name="ro2">
              <table:table-cell table:style-name="ce3">
                <text:p text:style-name="P11"><text:span text:style-name="T10">4</text:span></text:p>
              </table:table-cell>
              <table:table-cell table:style-name="ce4">
                <text:p text:style-name="P11"><text:span text:style-name="T10">Inception</text:span></text:p>
              </table:table-cell>
              <table:table-cell table:style-name="ce5">
                <text:p text:style-name="P11"><text:span text:style-name="T10">4</text:span></text:p>
              </table:table-cell>
            </table:table-row>
            <table:table-row table:style-name="ro2" table:default-cell-style-name="ce6">
              <table:table-cell>
                <text:p text:style-name="P12"><text:span text:style-name="T10">5</text:span></text:p>
              </table:table-cell>
              <table:table-cell table:style-name="ce7">
                <text:p text:style-name="P11"><text:span text:style-name="T10">Inception</text:span></text:p>
              </table:table-cell>
              <table:table-cell>
                <text:p text:style-name="P11"><text:span text:style-name="T10">5</text:span></text:p>
              </table:table-cell>
            </table:table-row>
            <table:table-row table:style-name="ro2" table:default-cell-style-name="ce6">
              <table:table-cell>
                <text:p text:style-name="P12"><text:span text:style-name="T10">6</text:span></text:p>
              </table:table-cell>
              <table:table-cell table:style-name="ce7">
                <text:p text:style-name="P11"><text:span text:style-name="T10">GoldenEye</text:span></text:p>
              </table:table-cell>
              <table:table-cell>
                <text:p text:style-name="P11"><text:span text:style-name="T10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279cm" svg:height="5.29cm" svg:x="11.832cm" svg:y="4.56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>
              <table:table-cell table:style-name="ce1" table:number-columns-spanned="2">
                <text:p text:style-name="P4">Cells of movies.csv</text:p>
              </table:table-cell>
              <table:covered-table-cell table:style-name="ce2"/>
            </table:table-row>
            <table:table-row table:style-name="ro3">
              <table:table-cell table:style-name="ce1">
                <text:p text:style-name="P9"><text:span text:style-name="T9">VALUE</text:span></text:p>
              </table:table-cell>
              <table:table-cell table:style-name="ce2">
                <text:p text:style-name="P10"><text:span text:style-name="T9">COL</text:span></text:p>
              </table:table-cell>
            </table:table-row>
            <table:table-row table:style-name="ro2">
              <table:table-cell table:style-name="ce3">
                <text:p text:style-name="P11"><text:span text:style-name="T10">4</text:span></text:p>
              </table:table-cell>
              <table:table-cell table:style-name="ce4">
                <text:p text:style-name="P11"><text:span text:style-name="T10">M_ID</text:span></text:p>
              </table:table-cell>
            </table:table-row>
            <table:table-row table:style-name="ro2">
              <table:table-cell table:style-name="ce6">
                <text:p text:style-name="P12"><text:span text:style-name="T10">5</text:span></text:p>
              </table:table-cell>
              <table:table-cell table:style-name="ce7">
                <text:p text:style-name="P11"><text:span text:style-name="T10">M_ID</text:span></text:p>
              </table:table-cell>
            </table:table-row>
            <table:table-row table:style-name="ro2">
              <table:table-cell table:style-name="ce6">
                <text:p text:style-name="P12"><text:span text:style-name="T10">Inception</text:span></text:p>
              </table:table-cell>
              <table:table-cell table:style-name="ce7">
                <text:p text:style-name="P11"><text:span text:style-name="T10">M_NAME</text:span></text:p>
              </table:table-cell>
            </table:table-row>
            <table:table-row table:style-name="ro2">
              <table:table-cell table:style-name="ce6">
                <text:p text:style-name="P12"><text:span text:style-name="T10">GoldenEye</text:span></text:p>
              </table:table-cell>
              <table:table-cell table:style-name="ce7">
                <text:p text:style-name="P11"><text:span text:style-name="T10">M_NAME</text:span></text:p>
              </table:table-cell>
            </table:table-row>
            <table:table-row table:style-name="ro2">
              <table:table-cell table:style-name="ce6">
                <text:p text:style-name="P12"><text:span text:style-name="T10">Nolan</text:span></text:p>
              </table:table-cell>
              <table:table-cell table:style-name="ce7">
                <text:p text:style-name="P11"><text:span text:style-name="T10">M_DIRECTOR</text:span></text:p>
              </table:table-cell>
            </table:table-row>
            <table:table-row table:style-name="ro2">
              <table:table-cell table:style-name="ce6">
                <text:p text:style-name="P12"><text:span text:style-name="T10">Campbell</text:span></text:p>
              </table:table-cell>
              <table:table-cell table:style-name="ce7">
                <text:p text:style-name="P11"><text:span text:style-name="T10">M_DIRECTO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279cm" svg:height="7.141cm" svg:x="11.85cm" svg:y="11.17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4">
              <table:table-cell table:style-name="ce1" table:number-columns-spanned="2">
                <text:p text:style-name="P4">Cells of ratings.csv</text:p>
              </table:table-cell>
              <table:covered-table-cell table:style-name="ce2"/>
            </table:table-row>
            <table:table-row table:style-name="ro3">
              <table:table-cell table:style-name="ce1">
                <text:p text:style-name="P9"><text:span text:style-name="T9">VALUE</text:span></text:p>
              </table:table-cell>
              <table:table-cell table:style-name="ce2">
                <text:p text:style-name="P10"><text:span text:style-name="T9">COL</text:span></text:p>
              </table:table-cell>
            </table:table-row>
            <table:table-row table:style-name="ro2">
              <table:table-cell table:style-name="ce3">
                <text:p text:style-name="P11"><text:span text:style-name="T10">4</text:span></text:p>
              </table:table-cell>
              <table:table-cell table:style-name="ce4">
                <text:p text:style-name="P11"><text:span text:style-name="T10">R_ID</text:span></text:p>
              </table:table-cell>
            </table:table-row>
            <table:table-row table:style-name="ro2">
              <table:table-cell table:style-name="ce3">
                <text:p text:style-name="P11"><text:span text:style-name="T10">5</text:span></text:p>
              </table:table-cell>
              <table:table-cell table:style-name="ce4">
                <text:p text:style-name="P11"><text:span text:style-name="T10">R_ID</text:span></text:p>
              </table:table-cell>
            </table:table-row>
            <table:table-row table:style-name="ro2">
              <table:table-cell table:style-name="ce3">
                <text:p text:style-name="P11"><text:span text:style-name="T10">6</text:span></text:p>
              </table:table-cell>
              <table:table-cell table:style-name="ce4">
                <text:p text:style-name="P11"><text:span text:style-name="T10">R_ID</text:span></text:p>
              </table:table-cell>
            </table:table-row>
            <table:table-row table:style-name="ro2">
              <table:table-cell table:style-name="ce3">
                <text:p text:style-name="P11"><text:span text:style-name="T10">Inception</text:span></text:p>
              </table:table-cell>
              <table:table-cell table:style-name="ce4">
                <text:p text:style-name="P11"><text:span text:style-name="T10">R_MOVIE</text:span></text:p>
              </table:table-cell>
            </table:table-row>
            <table:table-row table:style-name="ro2">
              <table:table-cell table:style-name="ce3">
                <text:p text:style-name="P11"><text:span text:style-name="T10">Inception</text:span></text:p>
              </table:table-cell>
              <table:table-cell table:style-name="ce4">
                <text:p text:style-name="P11"><text:span text:style-name="T10">R_MOVIE</text:span></text:p>
              </table:table-cell>
            </table:table-row>
            <table:table-row table:style-name="ro2">
              <table:table-cell table:style-name="ce6">
                <text:p text:style-name="P12"><text:span text:style-name="T10">GoldenEye</text:span></text:p>
              </table:table-cell>
              <table:table-cell table:style-name="ce7">
                <text:p text:style-name="P11"><text:span text:style-name="T10">R_MOVIE</text:span></text:p>
              </table:table-cell>
            </table:table-row>
            <table:table-row table:style-name="ro2">
              <table:table-cell table:style-name="ce6">
                <text:p text:style-name="P12"><text:span text:style-name="T10">4</text:span></text:p>
              </table:table-cell>
              <table:table-cell table:style-name="ce7">
                <text:p text:style-name="P11"><text:span text:style-name="T10">R_VALUE</text:span></text:p>
              </table:table-cell>
            </table:table-row>
            <table:table-row table:style-name="ro2">
              <table:table-cell table:style-name="ce6">
                <text:p text:style-name="P12"><text:span text:style-name="T10">5</text:span></text:p>
              </table:table-cell>
              <table:table-cell table:style-name="ce7">
                <text:p text:style-name="P11"><text:span text:style-name="T10">R_VALUE</text:span></text:p>
              </table:table-cell>
            </table:table-row>
            <table:table-row table:style-name="ro2">
              <table:table-cell table:style-name="ce6">
                <text:p text:style-name="P12"><text:span text:style-name="T10">5</text:span></text:p>
              </table:table-cell>
              <table:table-cell table:style-name="ce7">
                <text:p text:style-name="P11"><text:span text:style-name="T10">R_VALU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279cm" svg:height="10.843cm" svg:x="19.494cm" svg:y="5.1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 table:number-columns-spanned="2">
                <text:p text:style-name="P4">Cells</text:p>
              </table:table-cell>
              <table:covered-table-cell table:style-name="ce2"/>
            </table:table-row>
            <table:table-row table:style-name="ro2">
              <table:table-cell table:style-name="ce1">
                <text:p text:style-name="P9"><text:span text:style-name="T9">VALUE</text:span></text:p>
              </table:table-cell>
              <table:table-cell table:style-name="ce2">
                <text:p text:style-name="P10"><text:span text:style-name="T9">COL</text:span></text:p>
              </table:table-cell>
            </table:table-row>
            <table:table-row table:style-name="ro2">
              <table:table-cell table:style-name="ce3">
                <text:p text:style-name="P11"><text:span text:style-name="T10">4</text:span></text:p>
              </table:table-cell>
              <table:table-cell table:style-name="ce4">
                <text:p text:style-name="P11"><text:span text:style-name="T10">M_ID</text:span></text:p>
              </table:table-cell>
            </table:table-row>
            <table:table-row table:style-name="ro2">
              <table:table-cell table:style-name="ce3">
                <text:p text:style-name="P11"><text:span text:style-name="T10">5</text:span></text:p>
              </table:table-cell>
              <table:table-cell table:style-name="ce7">
                <text:p text:style-name="P11"><text:span text:style-name="T10">M_ID</text:span></text:p>
              </table:table-cell>
            </table:table-row>
            <table:table-row table:style-name="ro2">
              <table:table-cell table:style-name="ce3">
                <text:p text:style-name="P11"><text:span text:style-name="T10">Inception</text:span></text:p>
              </table:table-cell>
              <table:table-cell table:style-name="ce7">
                <text:p text:style-name="P11"><text:span text:style-name="T10">M_NAME</text:span></text:p>
              </table:table-cell>
            </table:table-row>
            <table:table-row table:style-name="ro2">
              <table:table-cell table:style-name="ce3">
                <text:p text:style-name="P11"><text:span text:style-name="T10">GoldenEye</text:span></text:p>
              </table:table-cell>
              <table:table-cell table:style-name="ce7">
                <text:p text:style-name="P11"><text:span text:style-name="T10">M_NAME</text:span></text:p>
              </table:table-cell>
            </table:table-row>
            <table:table-row table:style-name="ro2">
              <table:table-cell table:style-name="ce3">
                <text:p text:style-name="P11"><text:span text:style-name="T10">Nolan</text:span></text:p>
              </table:table-cell>
              <table:table-cell table:style-name="ce7">
                <text:p text:style-name="P11"><text:span text:style-name="T10">M_DIRECTOR</text:span></text:p>
              </table:table-cell>
            </table:table-row>
            <table:table-row table:style-name="ro2">
              <table:table-cell table:style-name="ce3">
                <text:p text:style-name="P11"><text:span text:style-name="T10">Campbell</text:span></text:p>
              </table:table-cell>
              <table:table-cell table:style-name="ce7">
                <text:p text:style-name="P11"><text:span text:style-name="T10">M_DIRECTOR</text:span></text:p>
              </table:table-cell>
            </table:table-row>
            <table:table-row table:style-name="ro2">
              <table:table-cell table:style-name="ce3">
                <text:p text:style-name="P11"><text:span text:style-name="T10">4</text:span></text:p>
              </table:table-cell>
              <table:table-cell table:style-name="ce4">
                <text:p text:style-name="P11"><text:span text:style-name="T10">R_ID</text:span></text:p>
              </table:table-cell>
            </table:table-row>
            <table:table-row table:style-name="ro2">
              <table:table-cell table:style-name="ce3">
                <text:p text:style-name="P11"><text:span text:style-name="T10">5</text:span></text:p>
              </table:table-cell>
              <table:table-cell table:style-name="ce4">
                <text:p text:style-name="P11"><text:span text:style-name="T10">R_ID</text:span></text:p>
              </table:table-cell>
            </table:table-row>
            <table:table-row table:style-name="ro2">
              <table:table-cell table:style-name="ce3">
                <text:p text:style-name="P11"><text:span text:style-name="T10">6</text:span></text:p>
              </table:table-cell>
              <table:table-cell table:style-name="ce4">
                <text:p text:style-name="P11"><text:span text:style-name="T10">R_ID</text:span></text:p>
              </table:table-cell>
            </table:table-row>
            <table:table-row table:style-name="ro2">
              <table:table-cell table:style-name="ce3">
                <text:p text:style-name="P11"><text:span text:style-name="T10">Inception</text:span></text:p>
              </table:table-cell>
              <table:table-cell table:style-name="ce4">
                <text:p text:style-name="P11"><text:span text:style-name="T10">R_MOVIE</text:span></text:p>
              </table:table-cell>
            </table:table-row>
            <table:table-row table:style-name="ro2">
              <table:table-cell table:style-name="ce3">
                <text:p text:style-name="P11"><text:span text:style-name="T10">Inception</text:span></text:p>
              </table:table-cell>
              <table:table-cell table:style-name="ce4">
                <text:p text:style-name="P11"><text:span text:style-name="T10">R_MOVIE</text:span></text:p>
              </table:table-cell>
            </table:table-row>
            <table:table-row table:style-name="ro2">
              <table:table-cell table:style-name="ce6">
                <text:p text:style-name="P12"><text:span text:style-name="T10">GoldenEye</text:span></text:p>
              </table:table-cell>
              <table:table-cell table:style-name="ce7">
                <text:p text:style-name="P11"><text:span text:style-name="T10">R_MOVIE</text:span></text:p>
              </table:table-cell>
            </table:table-row>
            <table:table-row table:style-name="ro2">
              <table:table-cell table:style-name="ce6">
                <text:p text:style-name="P12"><text:span text:style-name="T10">4</text:span></text:p>
              </table:table-cell>
              <table:table-cell table:style-name="ce7">
                <text:p text:style-name="P11"><text:span text:style-name="T10">R_VALUE</text:span></text:p>
              </table:table-cell>
            </table:table-row>
            <table:table-row table:style-name="ro2">
              <table:table-cell table:style-name="ce6">
                <text:p text:style-name="P12"><text:span text:style-name="T10">5</text:span></text:p>
              </table:table-cell>
              <table:table-cell table:style-name="ce7">
                <text:p text:style-name="P11"><text:span text:style-name="T10">R_VALUE</text:span></text:p>
              </table:table-cell>
            </table:table-row>
            <table:table-row table:style-name="ro2">
              <table:table-cell table:style-name="ce6">
                <text:p text:style-name="P12"><text:span text:style-name="T10">5</text:span></text:p>
              </table:table-cell>
              <table:table-cell table:style-name="ce7">
                <text:p text:style-name="P11"><text:span text:style-name="T10">R_VALUE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13" draw:layer="layout" svg:width="1.415cm" svg:height="1cm" svg:x="10.417cm" svg:y="6.6cm">
          <text:p text:style-name="P13"><text:span text:style-name="T11">flatMa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5" draw:layer="layout" svg:width="1.321cm" svg:height="1cm" svg:x="25.773cm" svg:y="10.4cm">
          <text:p text:style-name="P14"><text:span text:style-name="T11">...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7" draw:layer="layout" svg:width="25.08cm" svg:height="1.263cm" svg:x="1.32cm" svg:y="19.273cm">
          <draw:text-box>
            <text:p text:style-name="P6"><text:span text:style-name="T1">DDM - Spark Programming Hands-On – IND Discovery Task</text:span></text:p>
          </draw:text-box>
        </draw:frame>
        <draw:custom-shape draw:style-name="gr5" draw:text-style-name="P13" draw:layer="layout" svg:width="1.415cm" svg:height="1cm" svg:x="10.4cm" svg:y="14.8cm">
          <text:p text:style-name="P13"><text:span text:style-name="T11">flatMa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3" draw:layer="layout" svg:width="1.415cm" svg:height="1cm" svg:x="18.111cm" svg:y="7.2cm">
          <text:p text:style-name="P13"><text:span text:style-name="T11">un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3" draw:layer="layout" svg:width="1.415cm" svg:height="1cm" svg:x="18.129cm" svg:y="13.2cm">
          <text:p text:style-name="P13"><text:span text:style-name="T11">un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1T19">
        <draw:frame presentation:style-name="pr5" draw:text-style-name="P5" draw:layer="layout" svg:width="24.4cm" svg:height="5.209cm" svg:x="2.8cm" svg:y="-0.623cm" presentation:class="title" presentation:user-transformed="true">
          <draw:text-box>
            <text:p text:style-name="P4"><text:span text:style-name="T5">Spark Pipeline (2): Data transform.</text:span></text:p>
          </draw:text-box>
        </draw:frame>
        <draw:frame draw:style-name="standard" draw:layer="layout" svg:width="5.619cm" svg:height="10.843cm" svg:x="0.892cm" svg:y="4.7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ce1" table:number-columns-spanned="2">
                <text:p text:style-name="P4">Cells</text:p>
              </table:table-cell>
              <table:covered-table-cell table:style-name="ce2"/>
            </table:table-row>
            <table:table-row table:style-name="ro2">
              <table:table-cell table:style-name="ce1">
                <text:p text:style-name="P9"><text:span text:style-name="T9">VALUE</text:span></text:p>
              </table:table-cell>
              <table:table-cell table:style-name="ce2">
                <text:p text:style-name="P10"><text:span text:style-name="T9">COL</text:span></text:p>
              </table:table-cell>
            </table:table-row>
            <table:table-row table:style-name="ro2">
              <table:table-cell table:style-name="ce3">
                <text:p text:style-name="P11"><text:span text:style-name="T10">4</text:span></text:p>
              </table:table-cell>
              <table:table-cell table:style-name="ce4">
                <text:p text:style-name="P11"><text:span text:style-name="T10">M_ID</text:span></text:p>
              </table:table-cell>
            </table:table-row>
            <table:table-row table:style-name="ro2">
              <table:table-cell table:style-name="ce3">
                <text:p text:style-name="P11"><text:span text:style-name="T10">5</text:span></text:p>
              </table:table-cell>
              <table:table-cell table:style-name="ce7">
                <text:p text:style-name="P11"><text:span text:style-name="T10">M_ID</text:span></text:p>
              </table:table-cell>
            </table:table-row>
            <table:table-row table:style-name="ro2">
              <table:table-cell table:style-name="ce3">
                <text:p text:style-name="P11"><text:span text:style-name="T10">Inception</text:span></text:p>
              </table:table-cell>
              <table:table-cell table:style-name="ce7">
                <text:p text:style-name="P11"><text:span text:style-name="T10">M_NAME</text:span></text:p>
              </table:table-cell>
            </table:table-row>
            <table:table-row table:style-name="ro2">
              <table:table-cell table:style-name="ce3">
                <text:p text:style-name="P11"><text:span text:style-name="T10">GoldenEye</text:span></text:p>
              </table:table-cell>
              <table:table-cell table:style-name="ce7">
                <text:p text:style-name="P11"><text:span text:style-name="T10">M_NAME</text:span></text:p>
              </table:table-cell>
            </table:table-row>
            <table:table-row table:style-name="ro2">
              <table:table-cell table:style-name="ce3">
                <text:p text:style-name="P11"><text:span text:style-name="T10">Nolan</text:span></text:p>
              </table:table-cell>
              <table:table-cell table:style-name="ce7">
                <text:p text:style-name="P11"><text:span text:style-name="T10">M_DIRECTOR</text:span></text:p>
              </table:table-cell>
            </table:table-row>
            <table:table-row table:style-name="ro2">
              <table:table-cell table:style-name="ce3">
                <text:p text:style-name="P11"><text:span text:style-name="T10">Campbell</text:span></text:p>
              </table:table-cell>
              <table:table-cell table:style-name="ce7">
                <text:p text:style-name="P11"><text:span text:style-name="T10">M_DIRECTOR</text:span></text:p>
              </table:table-cell>
            </table:table-row>
            <table:table-row table:style-name="ro2">
              <table:table-cell table:style-name="ce3">
                <text:p text:style-name="P11"><text:span text:style-name="T10">4</text:span></text:p>
              </table:table-cell>
              <table:table-cell table:style-name="ce4">
                <text:p text:style-name="P11"><text:span text:style-name="T10">R_ID</text:span></text:p>
              </table:table-cell>
            </table:table-row>
            <table:table-row table:style-name="ro2">
              <table:table-cell table:style-name="ce3">
                <text:p text:style-name="P11"><text:span text:style-name="T10">5</text:span></text:p>
              </table:table-cell>
              <table:table-cell table:style-name="ce4">
                <text:p text:style-name="P11"><text:span text:style-name="T10">R_ID</text:span></text:p>
              </table:table-cell>
            </table:table-row>
            <table:table-row table:style-name="ro2">
              <table:table-cell table:style-name="ce3">
                <text:p text:style-name="P11"><text:span text:style-name="T10">6</text:span></text:p>
              </table:table-cell>
              <table:table-cell table:style-name="ce4">
                <text:p text:style-name="P11"><text:span text:style-name="T10">R_ID</text:span></text:p>
              </table:table-cell>
            </table:table-row>
            <table:table-row table:style-name="ro2">
              <table:table-cell table:style-name="ce3">
                <text:p text:style-name="P11"><text:span text:style-name="T10">Inception</text:span></text:p>
              </table:table-cell>
              <table:table-cell table:style-name="ce4">
                <text:p text:style-name="P11"><text:span text:style-name="T10">R_MOVIE</text:span></text:p>
              </table:table-cell>
            </table:table-row>
            <table:table-row table:style-name="ro2">
              <table:table-cell table:style-name="ce3">
                <text:p text:style-name="P11"><text:span text:style-name="T10">Inception</text:span></text:p>
              </table:table-cell>
              <table:table-cell table:style-name="ce4">
                <text:p text:style-name="P11"><text:span text:style-name="T10">R_MOVIE</text:span></text:p>
              </table:table-cell>
            </table:table-row>
            <table:table-row table:style-name="ro2">
              <table:table-cell table:style-name="ce6">
                <text:p text:style-name="P12"><text:span text:style-name="T10">GoldenEye</text:span></text:p>
              </table:table-cell>
              <table:table-cell table:style-name="ce7">
                <text:p text:style-name="P11"><text:span text:style-name="T10">R_MOVIE</text:span></text:p>
              </table:table-cell>
            </table:table-row>
            <table:table-row table:style-name="ro2">
              <table:table-cell table:style-name="ce6">
                <text:p text:style-name="P12"><text:span text:style-name="T10">4</text:span></text:p>
              </table:table-cell>
              <table:table-cell table:style-name="ce7">
                <text:p text:style-name="P11"><text:span text:style-name="T10">R_VALUE</text:span></text:p>
              </table:table-cell>
            </table:table-row>
            <table:table-row table:style-name="ro2">
              <table:table-cell table:style-name="ce6">
                <text:p text:style-name="P12"><text:span text:style-name="T10">5</text:span></text:p>
              </table:table-cell>
              <table:table-cell table:style-name="ce7">
                <text:p text:style-name="P11"><text:span text:style-name="T10">R_VALUE</text:span></text:p>
              </table:table-cell>
            </table:table-row>
            <table:table-row table:style-name="ro2">
              <table:table-cell table:style-name="ce6">
                <text:p text:style-name="P12"><text:span text:style-name="T10">5</text:span></text:p>
              </table:table-cell>
              <table:table-cell table:style-name="ce7">
                <text:p text:style-name="P11"><text:span text:style-name="T10">R_VALU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379cm" svg:height="5.907cm" svg:x="9.077cm" svg:y="3.626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>
              <table:table-cell table:style-name="ce1" table:number-columns-spanned="2">
                <text:p text:style-name="P4">Attribute sets</text:p>
              </table:table-cell>
              <table:covered-table-cell table:style-name="ce2"/>
            </table:table-row>
            <table:table-row table:style-name="ro2">
              <table:table-cell table:style-name="ce8">
                <text:p text:style-name="P10"><text:span text:style-name="T12">VALUE (Not necessary)</text:span></text:p>
              </table:table-cell>
              <table:table-cell table:style-name="ce2">
                <text:p text:style-name="P10"><text:span text:style-name="T9">COLS</text:span></text:p>
              </table:table-cell>
            </table:table-row>
            <table:table-row table:style-name="ro2">
              <table:table-cell table:style-name="ce9">
                <text:p text:style-name="P16"><text:span text:style-name="T13">4</text:span></text:p>
              </table:table-cell>
              <table:table-cell table:style-name="ce4">
                <text:p text:style-name="P11"><text:span text:style-name="T10">{M_ID,R_ID,R_VALUE}</text:span></text:p>
              </table:table-cell>
            </table:table-row>
            <table:table-row table:style-name="ro2">
              <table:table-cell table:style-name="ce9">
                <text:p text:style-name="P16"><text:span text:style-name="T13">5</text:span></text:p>
              </table:table-cell>
              <table:table-cell table:style-name="ce7">
                <text:p text:style-name="P11"><text:span text:style-name="T10">{M_ID,R_ID,R_VALUE}</text:span></text:p>
              </table:table-cell>
            </table:table-row>
            <table:table-row table:style-name="ro2">
              <table:table-cell table:style-name="ce9">
                <text:p text:style-name="P16"><text:span text:style-name="T13">Inception</text:span></text:p>
              </table:table-cell>
              <table:table-cell table:style-name="ce7">
                <text:p text:style-name="P11"><text:span text:style-name="T10">{M_NAME,R_MOVIE}</text:span></text:p>
              </table:table-cell>
            </table:table-row>
            <table:table-row table:style-name="ro2">
              <table:table-cell table:style-name="ce9">
                <text:p text:style-name="P16"><text:span text:style-name="T13">GoldenEye</text:span></text:p>
              </table:table-cell>
              <table:table-cell table:style-name="ce7">
                <text:p text:style-name="P11"><text:span text:style-name="T10">{M_NAME,R_MOVIE}</text:span></text:p>
              </table:table-cell>
            </table:table-row>
            <table:table-row table:style-name="ro2">
              <table:table-cell table:style-name="ce9">
                <text:p text:style-name="P16"><text:span text:style-name="T13">Nolan</text:span></text:p>
              </table:table-cell>
              <table:table-cell table:style-name="ce7">
                <text:p text:style-name="P11"><text:span text:style-name="T10">{M_DIRECTOR}</text:span></text:p>
              </table:table-cell>
            </table:table-row>
            <table:table-row table:style-name="ro2">
              <table:table-cell table:style-name="ce9">
                <text:p text:style-name="P16"><text:span text:style-name="T13">Campbell</text:span></text:p>
              </table:table-cell>
              <table:table-cell table:style-name="ce7">
                <text:p text:style-name="P11"><text:span text:style-name="T10">{M_DIRECTOR}</text:span></text:p>
              </table:table-cell>
            </table:table-row>
            <table:table-row table:style-name="ro2">
              <table:table-cell table:style-name="ce9">
                <text:p text:style-name="P16"><text:span text:style-name="T13">6</text:span></text:p>
              </table:table-cell>
              <table:table-cell table:style-name="ce4">
                <text:p text:style-name="P11"><text:span text:style-name="T10">{R_ID}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379cm" svg:height="9.609cm" svg:x="19.286cm" svg:y="3.481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6">
              <table:table-cell table:style-name="ce1" table:number-columns-spanned="2">
                <text:p text:style-name="P4">Inclusion lists</text:p>
              </table:table-cell>
              <table:covered-table-cell table:style-name="ce2"/>
            </table:table-row>
            <table:table-row table:style-name="ro2">
              <table:table-cell table:style-name="ce1">
                <text:p text:style-name="P9"><text:span text:style-name="T9">VALUE</text:span></text:p>
              </table:table-cell>
              <table:table-cell table:style-name="ce2">
                <text:p text:style-name="P10"><text:span text:style-name="T9">COLS</text:span></text:p>
              </table:table-cell>
            </table:table-row>
            <table:table-row table:style-name="ro2">
              <table:table-cell table:style-name="ce3">
                <text:p text:style-name="P11"><text:span text:style-name="T10">M_ID</text:span></text:p>
              </table:table-cell>
              <table:table-cell table:style-name="ce4">
                <text:p text:style-name="P11"><text:span text:style-name="T10">{R_ID,R_VALUE}</text:span></text:p>
              </table:table-cell>
            </table:table-row>
            <table:table-row table:style-name="ro2">
              <table:table-cell table:style-name="ce3">
                <text:p text:style-name="P11"><text:span text:style-name="T10">R_ID</text:span></text:p>
              </table:table-cell>
              <table:table-cell table:style-name="ce7">
                <text:p text:style-name="P11"><text:span text:style-name="T10">{M_ID,R_VALUE}</text:span></text:p>
              </table:table-cell>
            </table:table-row>
            <table:table-row table:style-name="ro2">
              <table:table-cell table:style-name="ce3">
                <text:p text:style-name="P11"><text:span text:style-name="T10">R_VALUE</text:span></text:p>
              </table:table-cell>
              <table:table-cell table:style-name="ce7">
                <text:p text:style-name="P11"><text:span text:style-name="T10">{M_ID,R_ID}</text:span></text:p>
              </table:table-cell>
            </table:table-row>
            <table:table-row table:style-name="ro2">
              <table:table-cell table:style-name="ce3">
                <text:p text:style-name="P11"><text:span text:style-name="T10">M_ID</text:span></text:p>
              </table:table-cell>
              <table:table-cell table:style-name="ce7">
                <text:p text:style-name="P11"><text:span text:style-name="T10">{R_ID,R_VALUE}</text:span></text:p>
              </table:table-cell>
            </table:table-row>
            <table:table-row table:style-name="ro2">
              <table:table-cell table:style-name="ce3">
                <text:p text:style-name="P11"><text:span text:style-name="T10">R_ID</text:span></text:p>
              </table:table-cell>
              <table:table-cell table:style-name="ce7">
                <text:p text:style-name="P11"><text:span text:style-name="T10">{M_ID,R_VALUE}</text:span></text:p>
              </table:table-cell>
            </table:table-row>
            <table:table-row table:style-name="ro2">
              <table:table-cell table:style-name="ce3">
                <text:p text:style-name="P11"><text:span text:style-name="T10">R_VALUE</text:span></text:p>
              </table:table-cell>
              <table:table-cell table:style-name="ce7">
                <text:p text:style-name="P11"><text:span text:style-name="T10">{M_ID,R_ID}</text:span></text:p>
              </table:table-cell>
            </table:table-row>
            <table:table-row table:style-name="ro2">
              <table:table-cell table:style-name="ce3">
                <text:p text:style-name="P11"><text:span text:style-name="T10">M_NAME</text:span></text:p>
              </table:table-cell>
              <table:table-cell table:style-name="ce4">
                <text:p text:style-name="P11"><text:span text:style-name="T10">{R_MOVIE}</text:span></text:p>
              </table:table-cell>
            </table:table-row>
            <table:table-row table:style-name="ro2">
              <table:table-cell table:style-name="ce3">
                <text:p text:style-name="P11"><text:span text:style-name="T10">R_MOVIE</text:span></text:p>
              </table:table-cell>
              <table:table-cell table:style-name="ce4">
                <text:p text:style-name="P11"><text:span text:style-name="T10">{M_NAME}</text:span></text:p>
              </table:table-cell>
            </table:table-row>
            <table:table-row table:style-name="ro2">
              <table:table-cell table:style-name="ce3">
                <text:p text:style-name="P11"><text:span text:style-name="T10">M_NAME</text:span></text:p>
              </table:table-cell>
              <table:table-cell table:style-name="ce4">
                <text:p text:style-name="P11"><text:span text:style-name="T10">{R_MOVIE}</text:span></text:p>
              </table:table-cell>
            </table:table-row>
            <table:table-row table:style-name="ro2">
              <table:table-cell table:style-name="ce3">
                <text:p text:style-name="P11"><text:span text:style-name="T10">R_MOVIE</text:span></text:p>
              </table:table-cell>
              <table:table-cell table:style-name="ce4">
                <text:p text:style-name="P11"><text:span text:style-name="T10">{M_NAME}</text:span></text:p>
              </table:table-cell>
            </table:table-row>
            <table:table-row table:style-name="ro2">
              <table:table-cell table:style-name="ce3">
                <text:p text:style-name="P11"><text:span text:style-name="T10">M_DIRECTOR</text:span></text:p>
              </table:table-cell>
              <table:table-cell table:style-name="ce4">
                <text:p text:style-name="P11"><text:span text:style-name="T10">{}</text:span></text:p>
              </table:table-cell>
            </table:table-row>
            <table:table-row table:style-name="ro2">
              <table:table-cell table:style-name="ce3">
                <text:p text:style-name="P11"><text:span text:style-name="T10">M_DIRECTOR</text:span></text:p>
              </table:table-cell>
              <table:table-cell table:style-name="ce4">
                <text:p text:style-name="P11"><text:span text:style-name="T10">{}</text:span></text:p>
              </table:table-cell>
            </table:table-row>
            <table:table-row table:style-name="ro2">
              <table:table-cell table:style-name="ce3">
                <text:p text:style-name="P11"><text:span text:style-name="T10">R_ID</text:span></text:p>
              </table:table-cell>
              <table:table-cell table:style-name="ce4">
                <text:p text:style-name="P11"><text:span text:style-name="T10">{}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379cm" svg:height="4.056cm" svg:x="9.18cm" svg:y="12.873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7">
              <table:table-cell table:style-name="ce1" table:number-columns-spanned="2">
                <text:p text:style-name="P4">INDs</text:p>
              </table:table-cell>
              <table:covered-table-cell table:style-name="ce2"/>
            </table:table-row>
            <table:table-row table:style-name="ro2">
              <table:table-cell table:style-name="ce1">
                <text:p text:style-name="P9"><text:span text:style-name="T9">VALUE</text:span></text:p>
              </table:table-cell>
              <table:table-cell table:style-name="ce2">
                <text:p text:style-name="P10"><text:span text:style-name="T9">COLS</text:span></text:p>
              </table:table-cell>
            </table:table-row>
            <table:table-row table:style-name="ro2">
              <table:table-cell table:style-name="ce3">
                <text:p text:style-name="P11"><text:span text:style-name="T10">M_ID</text:span></text:p>
              </table:table-cell>
              <table:table-cell table:style-name="ce4">
                <text:p text:style-name="P11"><text:span text:style-name="T10">R_ID,R_VALUE</text:span></text:p>
              </table:table-cell>
            </table:table-row>
            <table:table-row table:style-name="ro2">
              <table:table-cell table:style-name="ce3">
                <text:p text:style-name="P11"><text:span text:style-name="T10">R_VALUE</text:span></text:p>
              </table:table-cell>
              <table:table-cell table:style-name="ce7">
                <text:p text:style-name="P11"><text:span text:style-name="T10">{M_ID,R_ID}</text:span></text:p>
              </table:table-cell>
            </table:table-row>
            <table:table-row table:style-name="ro2">
              <table:table-cell table:style-name="ce3">
                <text:p text:style-name="P11"><text:span text:style-name="T10">M_NAME</text:span></text:p>
              </table:table-cell>
              <table:table-cell table:style-name="ce7">
                <text:p text:style-name="P11"><text:span text:style-name="T10">{R_MOVIE}</text:span></text:p>
              </table:table-cell>
            </table:table-row>
            <table:table-row table:style-name="ro2">
              <table:table-cell table:style-name="ce3">
                <text:p text:style-name="P11"><text:span text:style-name="T10">R_MOVIE</text:span></text:p>
              </table:table-cell>
              <table:table-cell table:style-name="ce7">
                <text:p text:style-name="P11"><text:span text:style-name="T10">{M_NAME}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17" draw:layer="layout" svg:width="6.6cm" svg:height="2.031cm" svg:x="19.6cm" svg:y="14.6cm">
          <draw:text-box>
            <text:p text:style-name="P4"><text:span text:style-name="T14">Output:</text:span></text:p>
            <text:p text:style-name="P4"><text:span text:style-name="T11">M_ID &lt; R_ID,R_VALUE</text:span></text:p>
            <text:p text:style-name="P4"><text:span text:style-name="T11">M_NAME &lt; R_MOVIE</text:span></text:p>
            <text:p text:style-name="P4"><text:span text:style-name="T11">R_MOVIE &lt; M_NAME</text:span></text:p>
            <text:p text:style-name="P4"><text:span text:style-name="T11">R_VALUE &lt; M_ID,R_ID</text:span></text:p>
          </draw:text-box>
        </draw:frame>
        <draw:custom-shape draw:style-name="gr8" draw:text-style-name="P18" draw:layer="layout" svg:width="2.566cm" svg:height="2.4cm" svg:x="6.511cm" svg:y="6cm">
          <text:p text:style-name="P18"><text:span text:style-name="T15">groupByKey</text:span></text:p>
          <text:p text:style-name="P18"><text:span text:style-name="T15">&amp; mapGroups</text:span></text:p>
          <text:p text:style-name="P18"><text:span text:style-name="T15">(By set union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3" draw:layer="layout" svg:width="1.828cm" svg:height="1cm" svg:x="17.456cm" svg:y="6.4cm">
          <text:p text:style-name="P13"><text:span text:style-name="T11">flatMa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9" draw:layer="layout" svg:width="2.888cm" svg:height="5.077cm" draw:transform="rotate (-1.57690497917688) translate (19.286cm 10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1" draw:text-style-name="P13" draw:layer="layout" svg:width="2.037cm" svg:height="1cm" svg:x="17.563cm" svg:y="15.2cm">
          <text:p text:style-name="P13"><text:span text:style-name="T11">collec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7" draw:layer="layout" svg:width="5.2cm" svg:height="3.095cm" svg:x="15.2cm" svg:y="10cm">
          <draw:text-box>
            <text:p text:style-name="P4"><text:span text:style-name="T11">groupByKey &amp; mapGroups</text:span></text:p>
            <text:p text:style-name="P4"><text:span text:style-name="T11">(By set intersection)</text:span></text:p>
          </draw:text-box>
        </draw:frame>
        <draw:frame draw:style-name="gr2" draw:text-style-name="P7" draw:layer="layout" svg:width="25.08cm" svg:height="1.263cm" svg:x="1.32cm" svg:y="19.273cm">
          <draw:text-box>
            <text:p text:style-name="P6"><text:span text:style-name="T1">DDM - Spark Programming Hands-On – IND Discovery Ta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1T19">
        <draw:frame presentation:style-name="pr6" draw:text-style-name="P5" draw:layer="layout" svg:width="25.4cm" svg:height="3.777cm" svg:x="2.8cm" svg:y="0.093cm" presentation:class="title" presentation:user-transformed="true">
          <draw:text-box>
            <text:p text:style-name="P4"><text:span text:style-name="T5">Simplifed code for the pipeline</text:span></text:p>
          </draw:text-box>
        </draw:frame>
        <draw:frame draw:style-name="gr13" draw:text-style-name="P22" draw:layer="layout" svg:width="20.2cm" svg:height="12.119cm" svg:x="4cm" svg:y="4.2cm">
          <draw:text-box>
            <text:p text:style-name="P4"><text:span text:style-name="T16">Data input + Conversion to cells:</text:span></text:p>
            <text:p text:style-name="P21"><text:span text:style-name="T17">val </text:span><text:span text:style-name="T18">cellsByTable = inputs.map(inputName =&gt; {</text:span><text:span text:style-name="T19"><text:line-break/></text:span><text:span text:style-name="T19"> <text:s/></text:span><text:span text:style-name="T17">val </text:span><text:span text:style-name="T18">table = spark.read.[...]..csv(inputName)</text:span><text:span text:style-name="T19"><text:line-break/></text:span><text:span text:style-name="T19"> <text:s/></text:span><text:span text:style-name="T17">val </text:span><text:span text:style-name="T18">columns = table.columns</text:span><text:span text:style-name="T19"><text:line-break/></text:span><text:span text:style-name="T19"> <text:s/></text:span><text:span text:style-name="T20">table.flatMap(r =&gt; (</text:span><text:span text:style-name="T21">0 </text:span><text:span text:style-name="T20">until r.length).map(i =&gt; (r.getString(i), columns(i))))</text:span><text:span text:style-name="T20"><text:line-break/></text:span><text:span text:style-name="T20">})</text:span></text:p>
            <text:p text:style-name="P21"><text:span text:style-name="T20"/></text:p>
            <text:p text:style-name="P4"><text:span text:style-name="T16">Union of all cells:</text:span></text:p>
            <text:p text:style-name="P21"><text:span text:style-name="T22">val </text:span><text:span text:style-name="T20">allCells = cellsByTable.reduce((a,b) =&gt; a.union(b))</text:span></text:p>
            <text:p text:style-name="P21"><text:span text:style-name="T20"/></text:p>
            <text:p text:style-name="P4"><text:span text:style-name="T16">Compute Attribute Lists from cells:</text:span></text:p>
            <text:p text:style-name="P21"><text:span text:style-name="T22">val </text:span><text:span text:style-name="T20">attributeSets = allCells.groupByKey { </text:span><text:span text:style-name="T22">case </text:span><text:span text:style-name="T20">(value, _) =&gt; value }</text:span><text:span text:style-name="T20"><text:line-break/></text:span><text:span text:style-name="T20"> <text:s/>.mapGroups { </text:span><text:span text:style-name="T22">case </text:span><text:span text:style-name="T20">(_, iterator) =&gt; iterator.map(x =&gt; x._2).toSet }</text:span></text:p>
            <text:p text:style-name="P21"><text:span text:style-name="T20"/></text:p>
            <text:p text:style-name="P4"><text:span text:style-name="T16">Compute Inclusion Lists from Attribute Lists:</text:span></text:p>
            <text:p text:style-name="P21"><text:span text:style-name="T22">val </text:span><text:span text:style-name="T20">inclusionLists = attributeSets.flatMap(r =&gt; r.map(v =&gt; (v, r – v)))</text:span></text:p>
            <text:p text:style-name="P21"><text:span text:style-name="T20"/></text:p>
            <text:p text:style-name="P4"><text:span text:style-name="T16">Compute INDs from Inclusion Lists:</text:span></text:p>
            <text:p text:style-name="P21"><text:span text:style-name="T22">val </text:span><text:span text:style-name="T20">inds = inclusionLists.groupByKey { </text:span><text:span text:style-name="T22">case</text:span><text:span text:style-name="T20">(k, _) =&gt; k }</text:span><text:span text:style-name="T20"><text:line-break/></text:span><text:span text:style-name="T20"> <text:s text:c="3"/>.mapGroups { </text:span><text:span text:style-name="T22">case </text:span><text:span text:style-name="T20">(k, sets) =&gt; (k, sets.map(a =&gt; a._2).reduce((a, b) =&gt; a.intersect(b))) }</text:span><text:span text:style-name="T20"><text:line-break/></text:span><text:span text:style-name="T20"> <text:s text:c="3"/>.filter(r =&gt; r._2.nonEmpty)</text:span></text:p>
            <text:p text:style-name="P21"><text:span text:style-name="T20"/></text:p>
            <text:p text:style-name="P4"><text:span text:style-name="T16">Collect and print INDs:</text:span></text:p>
            <text:p text:style-name="P21"><text:span text:style-name="T18">inds.collect().sortBy(x =&gt; x._1).foreach(x =&gt; </text:span><text:span text:style-name="T23">println</text:span><text:span text:style-name="T20">(x._1 + </text:span><text:span text:style-name="T24">" &lt; " </text:span><text:span text:style-name="T20">+ x._2.mkString(</text:span><text:span text:style-name="T24">", "</text:span><text:span text:style-name="T20">)))</text:span></text:p>
          </draw:text-box>
        </draw:frame>
        <draw:frame draw:style-name="gr2" draw:text-style-name="P7" draw:layer="layout" svg:width="25.08cm" svg:height="1.263cm" svg:x="1.32cm" svg:y="19.273cm">
          <draw:text-box>
            <text:p text:style-name="P6"><text:span text:style-name="T1">DDM - Spark Programming Hands-On – IND Discovery Ta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1T19">
        <draw:frame presentation:style-name="pr6" draw:text-style-name="P5" draw:layer="layout" svg:width="25.4cm" svg:height="3.777cm" svg:x="2.8cm" svg:y="0.093cm" presentation:class="title" presentation:user-transformed="true">
          <draw:text-box>
            <text:p text:style-name="P4"><text:span text:style-name="T5">Optimizations: Unique/repeated</text:span></text:p>
          </draw:text-box>
        </draw:frame>
        <draw:frame draw:style-name="gr13" draw:text-style-name="P22" draw:layer="layout" svg:width="20.2cm" svg:height="11.6cm" svg:x="4cm" svg:y="4.2cm">
          <draw:text-box>
            <text:p text:style-name="P4"><text:span text:style-name="T16">We optimized the naive Sindy implementation based on the following observation: </text:span></text:p>
            <text:p text:style-name="P4"><text:span text:style-name="T16"/></text:p>
            <text:p text:style-name="P4"><text:span text:style-name="T16">In typical data sets, many cell values are either </text:span><text:span text:style-name="T25">unique</text:span><text:span text:style-name="T16"> (they appear only once in the entire </text:span><text:span text:style-name="T16">dataset) or </text:span><text:span text:style-name="T25">repeated</text:span><text:span text:style-name="T16"> (they appear many times in the dataset, often within the same </text:span><text:span text:style-name="T16">column)</text:span></text:p>
            <text:p text:style-name="P4"><text:span text:style-name="T16"/></text:p>
            <text:p text:style-name="P4"><text:span text:style-name="T16">Examples of an unique cell: User-written comment, UUID</text:span></text:p>
            <text:p text:style-name="P4"><text:span text:style-name="T26">Examples of a repeated cell: Rating value (</text:span><text:span text:style-name="T16">0-10), boolean (true/false)</text:span></text:p>
          </draw:text-box>
        </draw:frame>
        <draw:frame draw:style-name="gr2" draw:text-style-name="P7" draw:layer="layout" svg:width="25.08cm" svg:height="1.263cm" svg:x="1.32cm" svg:y="19.273cm">
          <draw:text-box>
            <text:p text:style-name="P6"><text:span text:style-name="T1">DDM - Spark Programming Hands-On – IND Discovery Ta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1T19">
        <draw:frame presentation:style-name="pr7" draw:text-style-name="P5" draw:layer="layout" svg:width="23.8cm" svg:height="6.67cm" svg:x="2.8cm" svg:y="-1.353cm" presentation:class="title" presentation:user-transformed="true">
          <draw:text-box>
            <text:p text:style-name="P4"><text:span text:style-name="T5">Optimizations: Unique/repeated</text:span></text:p>
          </draw:text-box>
        </draw:frame>
        <draw:frame draw:style-name="gr14" draw:text-style-name="P24" draw:layer="layout" svg:width="20.2cm" svg:height="11.6cm" svg:x="4cm" svg:y="4.2cm">
          <draw:text-box>
            <text:p text:style-name="P23"><text:span text:style-name="T26">To minimize the impact of </text:span><text:span text:style-name="T27">repeated cells</text:span><text:span text:style-name="T26">: We run distinct() on the cells of each CSV (RDD </text:span><text:span text:style-name="T26">"</text:span><text:span text:style-name="T16">Cells of xyz.csv" in the diagram).</text:span></text:p>
            <text:p text:style-name="P23"><text:span text:style-name="T16"/></text:p>
            <text:p text:style-name="P4"><text:span text:style-name="T16">To minimize the impact of </text:span><text:span text:style-name="T25">unique cells</text:span><text:span text:style-name="T16">: We run distinct() on the collection of attribute sets </text:span><text:span text:style-name="T16">(RDD "Attribute sets" in the diagram).</text:span></text:p>
            <text:p text:style-name="P4"><text:span text:style-name="T16"/></text:p>
            <text:p text:style-name="P4"><text:span text:style-name="T16">Both transformations are correct: The resulting INDs are the same (without further changes </text:span><text:span text:style-name="T16">to the algorithm)</text:span></text:p>
            <text:p text:style-name="P4"><text:span text:style-name="T16"/></text:p>
            <text:p text:style-name="P4"><text:span text:style-name="T16"/></text:p>
          </draw:text-box>
        </draw:frame>
        <draw:frame draw:style-name="gr2" draw:text-style-name="P7" draw:layer="layout" svg:width="25.08cm" svg:height="1.263cm" svg:x="1.32cm" svg:y="19.273cm">
          <draw:text-box>
            <text:p text:style-name="P6"><text:span text:style-name="T1">DDM - Spark Programming Hands-On – IND Discovery Ta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1T19">
        <draw:frame presentation:style-name="pr7" draw:text-style-name="P5" draw:layer="layout" svg:width="23.8cm" svg:height="6.67cm" svg:x="2.8cm" svg:y="-1.353cm" presentation:class="title" presentation:user-transformed="true">
          <draw:text-box>
            <text:p text:style-name="P4"><text:span text:style-name="T5">Optimizations: Set vs bit set</text:span></text:p>
          </draw:text-box>
        </draw:frame>
        <draw:frame draw:style-name="gr15" draw:text-style-name="P24" draw:layer="layout" svg:width="20.2cm" svg:height="14.095cm" svg:x="4cm" svg:y="4.2cm">
          <draw:text-box>
            <text:p text:style-name="P25"><text:span text:style-name="T16">In our implementation we work with </text:span><text:span text:style-name="T28">DataSet</text:span><text:span text:style-name="T16">s, and we use Scala's </text:span><text:span text:style-name="T28">Set</text:span><text:span text:style-name="T16">s in various steps </text:span><text:span text:style-name="T16">of the pipeline, for union and intersection operations.</text:span></text:p>
            <text:p text:style-name="P25"><text:span text:style-name="T16"/></text:p>
            <text:p text:style-name="P25"><text:span text:style-name="T29">We tried to replace the usage of Scala's </text:span><text:span text:style-name="T30">Set</text:span><text:span text:style-name="T29">s with more lightweight bit sets</text:span><text:span text:style-name="T16">, in order </text:span><text:span text:style-name="T16">to reduce the size of the objects in the pipeline.</text:span></text:p>
            <text:p text:style-name="P25"><text:span text:style-name="T16"/></text:p>
            <text:p text:style-name="P25"><text:span text:style-name="T31">First attempt: </text:span><text:span text:style-name="T32">Use one of the bit set </text:span><text:span text:style-name="T33">classes available on the Java or Scala standard </text:span><text:span text:style-name="T33">library.</text:span></text:p>
            <text:p text:style-name="P25"><text:span text:style-name="T34">Problem: </text:span><text:span text:style-name="T33">None of those classes have an Encoder for Spark, so we can't use them as </text:span><text:span text:style-name="T33">values in the </text:span><text:span text:style-name="T35">DataSet</text:span><text:span text:style-name="T33">.</text:span></text:p>
            <text:p text:style-name="P25"><text:span text:style-name="T33"/></text:p>
            <text:p text:style-name="P25"><text:span text:style-name="T34">Second attempt: </text:span><text:span text:style-name="T33">Work with a plain </text:span><text:span text:style-name="T35">long</text:span><text:span text:style-name="T33"> and bitwise operations.</text:span></text:p>
            <text:p text:style-name="P25"><text:span text:style-name="T34">Result: </text:span><text:span text:style-name="T33">Works correctly, but the performance improvement was small (&lt;10%) and limited </text:span><text:span text:style-name="T33">our implementation to max. 64 columns</text:span></text:p>
            <text:p text:style-name="P25"><text:span text:style-name="T33"/></text:p>
            <text:p text:style-name="P25"><text:span text:style-name="T33">As a result, we kept the original implementation with </text:span><text:span text:style-name="T35">Set</text:span><text:span text:style-name="T33">s.</text:span></text:p>
          </draw:text-box>
        </draw:frame>
        <draw:frame draw:style-name="gr2" draw:text-style-name="P7" draw:layer="layout" svg:width="25.08cm" svg:height="1.263cm" svg:x="1.32cm" svg:y="19.273cm">
          <draw:text-box>
            <text:p text:style-name="P6"><text:span text:style-name="T1">DDM - Spark Programming Hands-On – IND Discovery Ta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_5f_blue" presentation:presentation-page-layout-name="AL1T19">
        <draw:frame presentation:style-name="pr7" draw:text-style-name="P5" draw:layer="layout" svg:width="23.8cm" svg:height="6.67cm" svg:x="2.8cm" svg:y="-1.353cm" presentation:class="title" presentation:user-transformed="true">
          <draw:text-box>
            <text:p text:style-name="P4"><text:span text:style-name="T5">Results</text:span></text:p>
          </draw:text-box>
        </draw:frame>
        <draw:frame draw:style-name="gr16" draw:text-style-name="P27" draw:layer="layout" svg:width="20.2cm" svg:height="13.192cm" svg:x="4cm" svg:y="4.2cm">
          <draw:text-box>
            <text:p text:style-name="P26"><text:span text:style-name="T36">On a typical dual-core laptop, </text:span><text:span text:style-name="T37">we were able to process the given sample TPCH data set</text:span><text:span text:style-name="T36"> </text:span><text:span text:style-name="T36">(size: ~400MB) can be processed </text:span><text:span text:style-name="T37">in about 40 seconds.</text:span></text:p>
            <text:p text:style-name="P26"><text:span text:style-name="T36"/></text:p>
            <text:p text:style-name="P26"><text:span text:style-name="T36">This is fast enough for this data set, but </text:span><text:span text:style-name="T37">the numbers are not that great</text:span><text:span text:style-name="T36">: That amounts to </text:span><text:span text:style-name="T36">just 10MB/s!</text:span></text:p>
            <text:p text:style-name="P26"><text:span text:style-name="T36"/></text:p>
            <text:p text:style-name="P26"><text:span text:style-name="T36">Most likely causes:</text:span></text:p>
            <text:list text:style-name="L2">
              <text:list-item>
                <text:p text:style-name="P26"><text:span text:style-name="T36">Our sample data set is too small and much of that time is just initialization overhead</text:span></text:p>
              </text:list-item>
              <text:list-item>
                <text:p text:style-name="P26"><text:span text:style-name="T36">Spark being optimized for massive distributed instead of local execution</text:span></text:p>
              </text:list-item>
            </text:list>
            <text:p text:style-name="P26"><text:span text:style-name="T36"/></text:p>
            <text:p text:style-name="P26"><text:span text:style-name="T36">To properly evaluate our implementation we'd need to run the algorithm on a compute </text:span><text:span text:style-name="T36">cluster and with a bigger data set, but unfortunately we didn't have the resources and time </text:span><text:span text:style-name="T36">to do so.</text:span></text:p>
          </draw:text-box>
        </draw:frame>
        <draw:frame draw:style-name="gr2" draw:text-style-name="P7" draw:layer="layout" svg:width="25.08cm" svg:height="1.263cm" svg:x="1.32cm" svg:y="19.273cm">
          <draw:text-box>
            <text:p text:style-name="P6"><text:span text:style-name="T1">DDM - Spark Programming Hands-On – IND Discovery Task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1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TeX Gyre Heros1" svg:font-family="'TeX Gyre Heros'"/>
    <style:font-face style:name="Noto Sans Mono" svg:font-family="'Noto Sans Mono'" style:font-family-generic="swiss" style:font-pitch="fixed"/>
    <style:font-face style:name="Arial" svg:font-family="Arial" style:font-pitch="variable"/>
    <style:font-face style:name="DejaVu Sans Mono1" svg:font-family="'DejaVu Sans Mono'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TeX Gyre Heros" svg:font-family="'TeX Gyre Hero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shrink-to-fit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6T16:41:47.135596744</meta:creation-date>
    <meta:editing-duration>PT1H5M30S</meta:editing-duration>
    <meta:editing-cycles>14</meta:editing-cycles>
    <meta:generator>LibreOffice/6.3.4.2.0$Linux_X86_64 LibreOffice_project/30$Build-2</meta:generator>
    <dc:date>2020-01-26T19:55:15.095969109</dc:date>
    <meta:document-statistic meta:object-count="87"/>
  </office:meta>
</office:document-meta>
</file>